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b85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b85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b85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b85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b85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b85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b85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b85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b85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b85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b85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b85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b85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b85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b85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b85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b85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dalmeira Nazaréth Antoima Rodrígu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2/10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02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risel  Rodríg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80729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2.9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5" meta:character-count="1165" meta:non-whitespace-character-count="999"/>
    <meta:template xlink:type="simple" xlink:actuate="onRequest" xlink:title="Normal" xlink:href=""/>
  </office:meta>
</office:document-meta>
</file>